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paratu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Schlüsse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p-N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-datum</text:p>
          </table:table-cell>
          <table:table-cell office:value-type="string" calcext:value-type="string">
            <text:p>Datenty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gnos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-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-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Kun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ch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-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achberre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B-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Bereich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BSatz</text:p>
          </table:table-cell>
          <table:table-cell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22:05.718000000</meta:creation-date>
    <dc:date>2019-03-11T10:32:04.211000000</dc:date>
    <meta:editing-duration>PT9M58S</meta:editing-duration>
    <meta:editing-cycles>1</meta:editing-cycles>
    <meta:document-statistic meta:table-count="1" meta:cell-count="33" meta:object-count="0"/>
    <meta:generator>LibreOffice/6.1.2.1$Windows_X86_64 LibreOffice_project/65905a128db06ba48db947242809d14d3f9a93fe</meta:generator>
  </office:meta>
</office:document-meta>
</file>